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257e" officeooo:paragraph-rsid="0016257e"/>
    </style:style>
    <style:style style:name="T1" style:family="text">
      <style:text-properties officeooo:rsid="00181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мотрел вводную лекцию RS School<text:span text:style-name="T1">(https://www.youtube.com/watch?v=wyS_UpMfzKw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07:47:47.474766793</meta:creation-date>
    <meta:editing-duration>PT1M6S</meta:editing-duration>
    <meta:editing-cycles>2</meta:editing-cycles>
    <meta:generator>LibreOffice/7.1.8.1$Linux_X86_64 LibreOffice_project/10$Build-1</meta:generator>
    <dc:date>2022-07-05T07:48:46.795203126</dc:date>
    <meta:document-statistic meta:table-count="0" meta:image-count="0" meta:object-count="0" meta:page-count="1" meta:paragraph-count="1" meta:word-count="5" meta:character-count="79" meta:non-whitespace-character-count="75"/>
  </office:meta>
</office:document-meta>
</file>